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language="sv" fo:country="SE"/>
    </style:style>
    <style:style style:name="P2" style:family="paragraph" style:parent-style-name="Standard">
      <style:text-properties fo:language="sv" fo:country="SE" fo:font-weight="bold" style:font-weight-asian="bold" style:font-weight-complex="bold"/>
    </style:style>
    <style:style style:name="P3" style:family="paragraph" style:parent-style-name="Standard">
      <style:text-properties fo:language="sv" fo:country="SE" fo:font-weight="normal" style:font-weight-asian="normal" style:font-weight-complex="normal"/>
    </style:style>
    <style:style style:name="P4"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7pt" fo:language="sv" fo:country="SE" style:font-name-asian="Monospace" style:font-size-asian="7pt" style:font-name-complex="Monospace" style:font-size-complex="7pt"/>
    </style:style>
    <style:style style:name="P5"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8pt" fo:language="sv" fo:country="SE" style:font-name-asian="Monospace" style:font-size-asian="8pt" style:font-name-complex="Monospace" style:font-size-complex="8pt"/>
    </style:style>
    <style:style style:name="P6" style:family="paragraph" style:parent-style-name="Standard" style:list-style-name="">
      <style:paragraph-properties fo:margin-left="0in" fo:margin-right="0in" fo:text-align="start" style:justify-single-word="false" fo:text-indent="0in" style:auto-text-indent="false" style:text-autospace="none"/>
      <style:text-properties fo:font-size="6pt" fo:language="sv" fo:country="SE" style:font-size-asian="6pt" style:font-size-complex="6pt"/>
    </style:style>
    <style:style style:name="P7" style:family="paragraph" style:parent-style-name="Standard" style:list-style-name="">
      <style:paragraph-properties fo:margin-left="0in" fo:margin-right="0in" fo:text-align="start" style:justify-single-word="false" fo:text-indent="0in" style:auto-text-indent="false" style:text-autospace="none"/>
      <style:text-properties fo:font-size="10pt" fo:language="sv" fo:country="SE" fo:font-weight="bold" style:font-size-asian="10pt" style:font-weight-asian="bold" style:font-size-complex="10pt" style:font-weight-complex="bold"/>
    </style:style>
    <style:style style:name="P8" style:family="paragraph" style:parent-style-name="Standard" style:list-style-name="">
      <style:paragraph-properties fo:margin-left="0in" fo:margin-right="0in" fo:text-align="start" style:justify-single-word="false" fo:text-indent="0in" style:auto-text-indent="false" style:text-autospace="none"/>
      <style:text-properties fo:color="#3f7f5f" style:font-name="Monospace" fo:font-size="7pt" style:font-name-asian="Monospace" style:font-size-asian="7pt" style:font-name-complex="Monospace" style:font-size-complex="7pt"/>
    </style:style>
    <style:style style:name="P9" style:family="paragraph" style:parent-style-name="Standard" style:list-style-name="">
      <style:paragraph-properties fo:margin-left="0in" fo:margin-right="0in" fo:text-align="start" style:justify-single-word="false" fo:text-indent="0in" style:auto-text-indent="false" style:text-autospace="none"/>
      <style:text-properties fo:color="#3f7f5f" style:font-name="Monospace" fo:font-size="7pt" fo:language="sv" fo:country="SE" style:font-name-asian="Monospace" style:font-size-asian="7pt" style:font-name-complex="Monospace" style:font-size-complex="7pt"/>
    </style:style>
    <style:style style:name="P10"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Monospace" fo:font-size="7pt" fo:language="sv" fo:country="SE" style:font-name-asian="Monospace" style:font-size-asian="7pt" style:font-name-complex="Monospace" style:font-size-complex="7pt"/>
    </style:style>
    <style:style style:name="P11" style:family="paragraph" style:parent-style-name="Standard" style:list-style-name="">
      <style:paragraph-properties fo:margin-left="0in" fo:margin-right="0in" fo:text-align="start" style:justify-single-word="false" fo:text-indent="0in" style:auto-text-indent="false" style:text-autospace="none"/>
      <style:text-properties fo:font-size="7pt" fo:language="sv" fo:country="SE" style:font-size-asian="7pt" style:font-size-complex="7pt"/>
    </style:style>
    <style:style style:name="P12" style:family="paragraph" style:parent-style-name="Standard" style:list-style-name="">
      <style:paragraph-properties fo:margin-left="0in" fo:margin-right="0in" fo:text-align="start" style:justify-single-word="false" fo:text-indent="0in" style:auto-text-indent="false" style:text-autospace="none"/>
      <style:text-properties fo:font-size="8pt" fo:language="sv" fo:country="SE" style:font-size-asian="8pt" style:font-size-complex="8pt"/>
    </style:style>
    <style:style style:name="T1" style:family="text">
      <style:text-properties fo:color="#000000"/>
    </style:style>
    <style:style style:name="T2" style:family="text">
      <style:text-properties fo:color="#000000" style:text-underline-style="solid" style:text-underline-width="auto" style:text-underline-color="font-color"/>
    </style:style>
    <style:style style:name="T3" style:family="text">
      <style:text-properties fo:color="#000000" style:font-name="Monospace" fo:font-size="10pt" style:text-underline-style="solid" style:text-underline-width="auto" style:text-underline-color="font-color" style:font-name-asian="Monospace" style:font-size-asian="10pt" style:font-name-complex="Monospace" style:font-size-complex="10pt"/>
    </style:style>
    <style:style style:name="T4" style:family="text">
      <style:text-properties fo:color="#000000" style:font-name="Monospace" style:text-underline-style="solid" style:text-underline-width="auto" style:text-underline-color="font-color" style:font-name-asian="Monospace" style:font-name-complex="Monospace"/>
    </style:style>
    <style:style style:name="T5" style:family="text">
      <style:text-properties fo:color="#000000" style:font-name="Monospace" style:font-name-asian="Monospace" style:font-name-complex="Monospace"/>
    </style:style>
    <style:style style:name="T6" style:family="text">
      <style:text-properties style:font-name="Monospace" fo:font-size="10pt" style:font-name-asian="Monospace" style:font-size-asian="10pt" style:font-name-complex="Monospace" style:font-size-complex="10pt"/>
    </style:style>
    <style:style style:name="T7" style:family="text">
      <style:text-properties style:font-name="Monospace" style:font-name-asian="Monospace" style:font-name-complex="Monospace"/>
    </style:style>
    <style:style style:name="T8" style:family="text">
      <style:text-properties style:font-name="Monospace" fo:font-weight="bold" style:font-name-asian="Monospace" style:font-weight-asian="bold" style:font-name-complex="Monospace" style:font-weight-complex="bold"/>
    </style:style>
    <style:style style:name="T9" style:family="text">
      <style:text-properties style:text-underline-style="solid" style:text-underline-width="auto" style:text-underline-color="font-color"/>
    </style:style>
    <style:style style:name="T10" style:family="text">
      <style:text-properties fo:color="#2a00ff"/>
    </style:style>
    <style:style style:name="T11" style:family="text">
      <style:text-properties fo:color="#2a00ff" style:text-underline-style="solid" style:text-underline-width="auto" style:text-underline-color="font-color"/>
    </style:style>
    <style:style style:name="T1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tta projekt innehåller två stycken exekverbara program. Dels Enduro som genererar resultatfiler med hjälp av indata, vilken kommer nämnas senare, men också ett grafiskt användargränssnitt som används för att registrera förare vid tävlingar. </text:p>
      <text:p text:style-name="P1"/>
      <text:p text:style-name="P1">De två programmen är helt fristående och kan därför köras på separata datorer. Vidare används samma registreringsprogram både för start och mål. Med andra ord är det upp till användaren av detta program att döpa om filen som programmet genererar till ett lämpligt namn (start / mål), beroende på vilken uppgift programmet har. Denna omdöpning sker efter att programmet har stängts. </text:p>
      <text:p text:style-name="P1"/>
      <text:p text:style-name="P1">Nedan följer en kort sammanfattning om hur respektive program fungerar. Denna eftersträvar att ge en överblick över hur paketen, klasserna och filerna hör ihop, men även att förklara vilka filer som används och hur dessa bör vara uppbyggda. </text:p>
      <text:p text:style-name="P1"/>
      <text:p text:style-name="P2">Tidsrepresentation </text:p>
      <text:p text:style-name="P2"/>
      <text:p text:style-name="P1"><text:tab/>Representeras av klassen Time, denna klass står för all tidshantering. Klassen hittas i paketet util </text:p>
      <text:p text:style-name="P1"><text:tab/>Klassen samverkar både med registreringsprogrammet och sorteringsprogrammet, som genererar resultaten. Därför är Time en väldigt central klass. </text:p>
      <text:p text:style-name="P1"/>
      <text:p text:style-name="P2">Registreringsprogrammet (grafiska användargränssnittet) </text:p>
      <text:p text:style-name="P1"/>
      <text:p text:style-name="P1"><text:tab/>Används för att registrera förare vid start, respektive mål </text:p>
      <text:p text:style-name="P1"><text:tab/>Uppbyggt enligt MVC-modellen </text:p>
      <text:p text:style-name="P1"><text:tab/>Hittas i paketen gui och model </text:p>
      <text:p text:style-name="P1"><text:tab/>Gui innehåller grunden för det grafiska användargränssnittet, samt klassen RegisterButton som tar hand om den enda knapp som finns i gränssnittet. </text:p>
      <text:p text:style-name="P1"><text:tab/>Model innehåller klassen Register som sköter den faktiska skrivningen till filen. </text:p>
      <text:p text:style-name="P1"><text:tab/>Time används för att kunna skriva ut tider snyggt, både i registreringsprogrammet och filen som genereras </text:p>
      <text:p text:style-name="P1"/>
      <text:p text:style-name="P1"><text:span text:style-name="T12">Sorteringsprogrammet (Enduro)</text:span> </text:p>
      <text:p text:style-name="P1"/>
      <text:p text:style-name="P1"><text:tab/>Används för att generera en resultatlista baserat på infiler, t.ex. start, mål och namnfil. </text:p>
      <text:p text:style-name="P1"><text:tab/>Mainklassen finns i klassen Enduro. Klassen kan antingen läsa in parametrar manuellt eller från en konfigfil, som har skapats innan programmet startar. Om en konfigfil inte skickas med när programmet startar, förväntar sig programmet manuella parametrar istället.</text:p>
      <text:p text:style-name="P1"><text:tab/>Konfigfilen bygger på Javas “Proporties” klass. Uppbyggnaden av konfigfilen beskrivs längre ned I detta dokument.</text:p>
      <text:p text:style-name="P1"><text:tab/>Enduro anropar den abstrakta klassen Race som finns i paketet race. Beroende på vilken typ av race som valdes som inparameter i Enduro, anropas lämplig underklass t.ex. Varvrace </text:p>
      <text:p text:style-name="P1"><text:tab/>Raceklassen anropar klasserna i paketet reader som står för inläsningen av filerna som går att få tag på via inparametrarna till Enduro. </text:p>
      <text:p text:style-name="P1"><text:tab/>När inläsning skett anropas LapResult i paketet result. Skulle det inte varit ett Varvrace skulle en annan lämplig klass anropas i paketet result. </text:p>
      <text:p text:style-name="P1"><text:tab/>Det är LapResult som skriver ut själva resultatet på en fil sedan. </text:p>
      <text:p text:style-name="P1"/>
      <text:p text:style-name="P1"/>
      <text:p text:style-name="P1"/>
      <text:p text:style-name="P1"/>
      <text:p text:style-name="P1"/>
      <text:p text:style-name="P2"><text:soft-page-break/>Filer och dess uppbyggnad </text:p>
      <text:p text:style-name="P1"/>
      <text:p text:style-name="P1">För att sorteringsprogrammet skall fungera som det är tänkt måste ett antal filer skickas med som inparametrar till programmet när detta startar. Dessa filer är: </text:p>
      <text:p text:style-name="P1"><text:tab/>Startfil </text:p>
      <text:p text:style-name="P1"><text:tab/>Målfil </text:p>
      <text:p text:style-name="P1"><text:tab/>Namnfil </text:p>
      <text:p text:style-name="P1">Från dessa genereras en resultatfil. </text:p>
      <text:p text:style-name="P1">Input: </text:p>
      <text:p text:style-name="P1">Filer för Starttider / Måltider skall ha följande struktur: </text:p>
      <text:p text:style-name="P1">1; 12.00.00 </text:p>
      <text:p text:style-name="P1">2; 12.01.00 </text:p>
      <text:p text:style-name="P1">3; 12.02.00 </text:p>
      <text:p text:style-name="P1">4; 12.03.00 </text:p>
      <text:p text:style-name="P1">5; 12.04.00 </text:p>
      <text:p text:style-name="P1"/>
      <text:p text:style-name="P1">Där den första siffran är förarens startnummer och det andra är den faktiska tiden. </text:p>
      <text:p text:style-name="P2"/>
      <text:p text:style-name="P3">Filer för namnfiler skall ha följande struktur: </text:p>
      <text:p text:style-name="P1"/>
      <text:p text:style-name="P1">StartNr; Namn </text:p>
      <text:p text:style-name="P1">SENIOR </text:p>
      <text:p text:style-name="P1">1; Anders Asson </text:p>
      <text:p text:style-name="P1">2; Bengt Bsson </text:p>
      <text:p text:style-name="P1">JUNIOR </text:p>
      <text:p text:style-name="P1">101; Chris Csson </text:p>
      <text:p text:style-name="P1">102; David Dsson </text:p>
      <text:p text:style-name="P1">103; Erik Esson </text:p>
      <text:p text:style-name="P1">Där SENIOR och JUNIOR är klasser. För varje ny klass börjar startnumren oftast på ett nytt hundratal. </text:p>
      <text:p text:style-name="P1"/>
      <text:p text:style-name="P1"><text:tab/>Registreringsprogrammet producerar Start- och Målfiler på det ovan givna formatet. Namnfilen måste dock själv skapas innan den skickas in i sorteringsprogrammet. </text:p>
      <text:p text:style-name="P1"/>
      <text:p text:style-name="P1">Resultatfilernas utskrift är olika beroende på vad man har givit för inparametrerar till programmet. Ett exempel på en utskrift till resultatfil skulle kunna vara:</text:p>
      <text:p text:style-name="P1"/>
      <text:p text:style-name="P5">SENIORER</text:p>
      <text:p text:style-name="P5">StartNr; <text:span text:style-name="T2">Namn</text:span>; #<text:span text:style-name="T2">Varv</text:span>; <text:span text:style-name="T2">Totaltid</text:span>; Varv1; Varv2; Varv3; Start; Varvning1; Varvning2; <text:span text:style-name="T2">Mål</text:span></text:p>
      <text:p text:style-name="P5">1; Anders <text:span text:style-name="T2">Asson</text:span>; 3; 1.23.34; 0.30.00; 0.30.00; 0.23.34; 12.00.00; 12.30.00; 13.00.00; 13.23.34</text:p>
      <text:p text:style-name="P5">2; <text:span text:style-name="T2">Bengt</text:span> <text:span text:style-name="T2">Bsson</text:span>; 3; 1.14.16; 0.20.00; 0.20.00; 0.34.16; 12.01.00; 12.21.00; 12.41.00; 13.15.16</text:p>
      <text:p text:style-name="P5">JUNIORER</text:p>
      <text:p text:style-name="P5">StartNr; <text:span text:style-name="T2">Namn</text:span>; #<text:span text:style-name="T2">Varv</text:span>; <text:span text:style-name="T2">Totaltid</text:span>; Varv1; Varv2; Varv3; Start; Varvning1; Varvning2; <text:span text:style-name="T2">Mål</text:span></text:p>
      <text:p text:style-name="P5">3; <text:span text:style-name="T2">Chris</text:span> <text:span text:style-name="T2">Csson</text:span>; 3; 1.03.06; 0.20.00; 0.20.00; 0.23.06; 12.02.00; 12.22.00; 12.42.00; 13.05.06</text:p>
      <text:p text:style-name="P5">4; <text:span text:style-name="T2">David</text:span> <text:span text:style-name="T2">Dsson</text:span>; 3; 1.09.07; 0.20.00; 0.20.00; 0.29.07; 12.03.00; 12.23.00; 12.43.00; 13.12.07</text:p>
      <text:p text:style-name="P5">5; <text:span text:style-name="T2">Erik</text:span> <text:span text:style-name="T2">Esson</text:span>; 2; 0.40.00; 0.20.00; 0.20.00; ; ; 12.04.00; 12.24.00; 12.44.00Slut?</text:p>
      <text:p text:style-name="P5">AWESOME</text:p>
      <text:p text:style-name="P5">StartNr; <text:span text:style-name="T2">Namn</text:span>; #<text:span text:style-name="T2">Varv</text:span>; <text:span text:style-name="T2">Totaltid</text:span>; Varv1; Varv2; Varv3; Start; Varvning1; Varvning2; <text:span text:style-name="T2">Mål</text:span></text:p>
      <text:p text:style-name="P12"><text:span text:style-name="T7">99; </text:span><text:span text:style-name="T4">Bengt</text:span><text:span text:style-name="T7"> Baron; 0; --.--.--; ; ; ; Start?; ; ; </text:span><text:span text:style-name="T4">Slut</text:span><text:span text:style-name="T7">?</text:span></text:p>
      <text:p text:style-name="P6"><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oft-page-break/><text:span text:style-name="T7"/></text:p>
      <text:p text:style-name="P7"><text:span text:style-name="T7"/></text:p>
      <text:p text:style-name="P7"><text:span text:style-name="T7">Konfigfilen</text:span></text:p>
      <text:p text:style-name="P4"/>
      <text:p text:style-name="P9">#Sökväg till <text:span text:style-name="T9">filerna</text:span></text:p>
      <text:p text:style-name="P10">DIRECTORY=</text:p>
      <text:p text:style-name="P4"/>
      <text:p text:style-name="P9">#<text:span text:style-name="T9">Filnamn</text:span></text:p>
      <text:p text:style-name="P4"><text:span text:style-name="T1">STARTFILE=</text:span><text:span text:style-name="T11">src</text:span><text:span text:style-name="T10">/test/</text:span><text:span text:style-name="T11">testfiles</text:span><text:span text:style-name="T10">/starttider.test</text:span></text:p>
      <text:p text:style-name="P4"><text:span text:style-name="T1">STOPFILE=</text:span><text:span text:style-name="T11">src</text:span><text:span text:style-name="T10">/test/</text:span><text:span text:style-name="T11">testfiles</text:span><text:span text:style-name="T10">/maltider.test</text:span></text:p>
      <text:p text:style-name="P4"><text:span text:style-name="T1">NAMEFILE=</text:span><text:span text:style-name="T11">src</text:span><text:span text:style-name="T10">/test/</text:span><text:span text:style-name="T11">testfiles</text:span><text:span text:style-name="T10">/null.test</text:span></text:p>
      <text:p text:style-name="P4"><text:span text:style-name="T1">RESULTFILE=</text:span><text:span text:style-name="T11">src</text:span><text:span text:style-name="T10">/test/</text:span><text:span text:style-name="T11">testfiles</text:span><text:span text:style-name="T10">/result2.test</text:span></text:p>
      <text:p text:style-name="P4"/>
      <text:p text:style-name="P9">#Tä<text:span text:style-name="T9">vlingsklasser</text:span></text:p>
      <text:p text:style-name="P4"/>
      <text:p text:style-name="P9">#<text:span text:style-name="T9">Ex</text:span>: <text:span text:style-name="T9">Maraton</text:span>, <text:span text:style-name="T9">Varv</text:span> (<text:span text:style-name="T9">Etapplopp</text:span> EJ <text:span text:style-name="T9">implementerad</text:span>)</text:p>
      <text:p text:style-name="P4"><text:span text:style-name="T1">RACETYPE=</text:span><text:span text:style-name="T11">Varv</text:span></text:p>
      <text:p text:style-name="P4"/>
      <text:p text:style-name="P9">#<text:span text:style-name="T9">Ex</text:span>: <text:span text:style-name="T9">Enkelstart</text:span>, <text:span text:style-name="T9">Masstart</text:span>, </text:p>
      <text:p text:style-name="P4"><text:span text:style-name="T1">STARTTYPE=</text:span><text:span text:style-name="T11">Enkelstart</text:span></text:p>
      <text:p text:style-name="P4"/>
      <text:p text:style-name="P9">#<text:span text:style-name="T9">Antal</text:span> <text:span text:style-name="T9">etapper</text:span>, SpecialSträc<text:span text:style-name="T9">kor</text:span> <text:span text:style-name="T9">och</text:span> <text:span text:style-name="T9">faktor</text:span></text:p>
      <text:p text:style-name="P10">NBR_ETAPP=</text:p>
      <text:p text:style-name="P10">SPEC_DISTANCES=</text:p>
      <text:p text:style-name="P10">FACTOR=</text:p>
      <text:p text:style-name="P4"/>
      <text:p text:style-name="P9">#<text:span text:style-name="T9">Minimumtid</text:span> förr <text:span text:style-name="T9">varv</text:span> <text:span text:style-name="T9">resp</text:span> <text:span text:style-name="T9">etapp</text:span> (För <text:span text:style-name="T9">att</text:span> <text:span text:style-name="T9">hitta</text:span> <text:span text:style-name="T9">orimliga</text:span> <text:span text:style-name="T9">tider</text:span>)</text:p>
      <text:p text:style-name="P10">MINTIME=</text:p>
      <text:p text:style-name="P4"/>
      <text:p text:style-name="P9">#<text:span text:style-name="T9">Totaltiden</text:span> förr <text:span text:style-name="T9">hela</text:span> <text:span text:style-name="T9">racet</text:span> i <text:span text:style-name="T9">timmar</text:span> (<text:span text:style-name="T9">ex</text:span>: hh.mm )</text:p>
      <text:p text:style-name="P4"><text:span text:style-name="T1">RACETIME=</text:span><text:span text:style-name="T10">05.30</text:span></text:p>
      <text:p text:style-name="P4"/>
      <text:p text:style-name="P9">#<text:span text:style-name="T9">Ex</text:span>: 5</text:p>
      <text:p text:style-name="P4"><text:span text:style-name="T1">LAPS=</text:span><text:span text:style-name="T10">3</text:span></text:p>
      <text:p text:style-name="P4"/>
      <text:p text:style-name="P9">#<text:span text:style-name="T9">Vilka</text:span> <text:span text:style-name="T9">resultat</text:span> <text:span text:style-name="T9">vill</text:span> man ha (med o <text:span text:style-name="T9">utan</text:span> <text:span text:style-name="T9">sortering</text:span>, i <text:span text:style-name="T9">vilka</text:span> format</text:p>
      <text:p text:style-name="P11"><text:span text:style-name="T5">RESULT_FORMAT=</text:span></text:p>
      <text:p text:style-name="P1"/>
      <text:p text:style-name="P1">Formatet på konfigfilen kan ses ovan. Det är ganska självförklarande, vid t.ex. “RACETYPE=” skrivs in vilken typ av Race det är. i dagsläget är Etapplopp dock EJ implementerad. Vissa keys används i dagsläget ej, för att se vilka stories som är implementerade står detta i README. </text:p>
      <text:p text:style-name="P1"/>
      <text:p text:style-name="P1">Man kan självklart ge värden till de keys som ej är implementerade, men dessa kommer att ignoreras tills att funktionaliteten finns.</text:p>
      <text:p text:style-name="P1"/>
      <text:p text:style-name="P1">Denna fil skickas in i sorteringsprogrammet när det startar, så att man på så sätt kan producera en önskad resultatfil.</text:p>
      <text:p text:style-name="P1"/>
      <text:p text:style-name="P2">Resterande paket och klasser som kan vara av intresse </text:p>
      <text:p text:style-name="P1"/>
      <text:p text:style-name="P1"><text:tab/>Paketet main som innehåller klassen Driver </text:p>
      <text:p text:style-name="P1"><text:tab/>Klassen Driver används för att representera en förare. Föraren vet sina start- och måltider. Han vet också vilka olika klasser han är med i. Däremot känner en Driver inte till sitt startnummer. Detta hålls reda på genom datastrukturen som återfinns i Race.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SungtiL GB"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han Malmgren</meta:initial-creator>
    <meta:creation-date>2012-02-13T08:58:10</meta:creation-date>
    <dc:date>2012-02-13T13:37:40</dc:date>
    <dc:creator>Hawoay Tao</dc:creator>
    <meta:editing-duration>PT46M2S</meta:editing-duration>
    <meta:editing-cycles>7</meta:editing-cycles>
    <meta:generator>LibreOffice/3.3$Linux LibreOffice_project/330m19$Build-301</meta:generator>
    <meta:document-statistic meta:table-count="0" meta:image-count="0" meta:object-count="0" meta:page-count="3" meta:paragraph-count="90" meta:word-count="890" meta:character-count="6059"/>
  </office:meta>
</office:document-meta>
</file>